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481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481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481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481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481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481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481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481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481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481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481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481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481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481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481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481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481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Paola Valeria Ortiz Navar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10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226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Karla Benymar Navarro Sarmien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10692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4.2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8" meta:non-whitespace-character-count="1001"/>
    <meta:template xlink:type="simple" xlink:actuate="onRequest" xlink:title="Normal" xlink:href=""/>
  </office:meta>
</office:document-meta>
</file>